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foundation of this metaphysical world view is dependent upon redefining the term consciousnesses. In every day conversation we think of consciousness as the ability to interact intelligently with our environment for our own benefit. We as human being are the crowning achievement of evolution's triumphant march towards producing intelligent self-aware life forms. For the sake of this discussion and establishing the framework for PFP let's completely forget about that view of consciousness and redefine it as: <text:span text:style-name="T2">“Consciousness is what gives form to force and force to form.”. Consider the way that a magnetic field organizes metal filings in a specific pattern when spread out on a piece of paper with a magnet underneath. Consciousness is infinite field of potential creating infinite forces and forms with infinite complexity. The interaction between these various forces and forms qualitatively refines and enhances consciousness itself. It is an experience engine.</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t Feld</meta:initial-creator>
    <meta:creation-date>2015-10-27T21:22:46.90</meta:creation-date>
    <dc:date>2015-10-30T12:32:22.57</dc:date>
    <dc:creator>Bryant Feld</dc:creator>
    <meta:editing-duration>PT26M9S</meta:editing-duration>
    <meta:editing-cycles>4</meta:editing-cycles>
    <meta:generator>OpenOffice/4.1.1$Win32 OpenOffice.org_project/411m6$Build-9775</meta:generator>
    <meta:document-statistic meta:table-count="0" meta:image-count="0" meta:object-count="0" meta:page-count="1" meta:paragraph-count="1" meta:word-count="147" meta:character-count="973"/>
  </office:meta>
</office:document-meta>
</file>